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italic" fo:text-shadow="none" style:text-underline-style="none" fo:font-weight="normal" style:font-size-asian="10pt" style:font-style-asian="italic" style:font-weight-asian="normal" style:font-name-complex="Sans" style:font-size-complex="10pt" style:font-style-complex="italic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_Red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-skinColour='Fair-Red' -using='norwegian'" calcext:value-type="string">
            <text:p>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-skinColour='Fair-Red' -using='norwegian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-skinColour='Fair-Red' -using='norwegian' &gt; ../common/ethnicities/01_strandid.txt;" calcext:value-type="string">
            <text:p>./combined_ethnicity.perl -in='advanced/strandid.txt' -beautyIn='beauty_advanced/strandid.txt' -height='MEDIUM' -hairBlack='10' -hairRed='0' -hairAuburn='0' -hairBrown='10' -hairDarkBlond='0' -hairBlond='0' -eyeBlack='0' -eyeBrown='25' -eyeBlue='5' -eyeGreen='5' -hairStraight='50' -hairWavy='50' -hairCurly='0' -hairAfro='0' -hairAsian='0' -skinColour='Fair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Yellow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sic/ainuid.txt</text:p>
          </table:table-cell>
          <table:table-cell table:style-name="ce2" office:value-type="string" calcext:value-type="string">
            <text:p>beauty_basic/ainu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" calcext:value-type="string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" calcext:value-type="string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basic/mediterranean.txt</text:p>
          </table:table-cell>
          <table:table-cell table:style-name="ce2" office:value-type="string" calcext:value-type="string">
            <text:p>beauty_basic/mediterran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" calcext:value-type="string">
            <text:p>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 &gt; ../common/ethnicities/01_basic_mediterranean.txt;" calcext:value-type="string">
            <text:p>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 &gt; ../common/ethnicities/01_basic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basic/sibirid.txt</text:p>
          </table:table-cell>
          <table:table-cell table:style-name="ce2" office:value-type="string" calcext:value-type="string">
            <text:p>beauty_basic/sibi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-skinColour='Light-Medium' -using='mordvin'" calcext:value-type="string">
            <text:p>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-skinColour='Light-Medium' -using='mordvin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-skinColour='Light-Medium' -using='mordvin' &gt; ../common/ethnicities/01_basic_sibirid.txt;" calcext:value-type="string">
            <text:p>./combined_ethnicity.perl -in='basic/sibirid.txt' -beautyIn='beauty_basic/sibirid.txt' -height='SHORT' -hairBlack='10' -hairRed='0' -hairAuburn='0' -hairBrown='0' -hairDarkBlond='0' -hairBlond='0' -eyeBlack='20' -eyeBrown='5' -eyeBlue='1' -eyeGreen='1' -hairStraight='0' -hairWavy='0' -hairCurly='0' -hairAfro='0' -hairAsian='100' -skinColour='Light-Medium' -using='mordvin' &gt; ../common/ethnicities/01_basic_sib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 table:number-rows-repeated="173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96" meta:object-count="0"/>
    <meta:generator>LibreOfficeDev/6.0.5.2$Linux_X86_64 LibreOffice_project/</meta:generator>
  </office:meta>
</office:document-meta>
</file>